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6.509cm" table:align="left"/>
    </style:style>
    <style:style style:name="Tabella1.A" style:family="table-column">
      <style:table-column-properties style:column-width="3.512cm"/>
    </style:style>
    <style:style style:name="Tabella1.B" style:family="table-column">
      <style:table-column-properties style:column-width="2.997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8bd7b"/>
    </style:style>
    <style:style style:name="P2" style:family="paragraph" style:parent-style-name="Standard">
      <style:text-properties officeooo:rsid="0018bd7b" officeooo:paragraph-rsid="0018bd7b"/>
    </style:style>
    <style:style style:name="P3" style:family="paragraph" style:parent-style-name="Text_20_body">
      <style:text-properties officeooo:rsid="0018bd7b" officeooo:paragraph-rsid="0018bd7b"/>
    </style:style>
    <style:style style:name="T1" style:family="text">
      <style:text-properties fo:font-size="7pt"/>
    </style:style>
    <style:style style:name="T2" style:family="text">
      <style:text-properties officeooo:rsid="0018bd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il sterilization</text:p>
      <text:p text:style-name="P2"/>
      <text:p text:style-name="P2">In autoclave</text:p>
      <text:p text:style-name="P2"/>
      <text:p text:style-name="P2">The culture media whose components bear</text:p>
      <text:p text:style-name="P2">temperatures above 100 ° C must be sterilized in an autoclave</text:p>
      <text:p text:style-name="P2">(steam under pressure). The steam pressure relationship</text:p>
      <text:p text:style-name="P2">saturated-temperature inside the autoclave is the following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Press<text:span text:style-name="T2">ure</text:span><text:line-break/>(atmos<text:span text:style-name="T2">ph</text:span>ere<text:span text:style-name="T2">s</text:span>)<text:line-break/><text:span text:style-name="T1">3</text:span></text:p>
          </table:table-cell>
          <table:table-cell table:style-name="Tabella1.A1" office:value-type="string">
            <text:p text:style-name="Table_20_Contents">Temp<text:line-break/>(°C)</text:p>
          </table:table-cell>
        </table:table-row>
        <table:table-row>
          <table:table-cell table:style-name="Tabella1.A1" office:value-type="string">
            <text:p text:style-name="Table_20_Contents">+0,0 </text:p>
          </table:table-cell>
          <table:table-cell table:style-name="Tabella1.A1" office:value-type="string">
            <text:p text:style-name="Table_20_Contents">100</text:p>
          </table:table-cell>
        </table:table-row>
        <table:table-row>
          <table:table-cell table:style-name="Tabella1.A1" office:value-type="string">
            <text:p text:style-name="Table_20_Contents">+0,5 </text:p>
          </table:table-cell>
          <table:table-cell table:style-name="Tabella1.A1" office:value-type="string">
            <text:p text:style-name="Table_20_Contents">112</text:p>
          </table:table-cell>
        </table:table-row>
        <table:table-row>
          <table:table-cell table:style-name="Tabella1.A1" office:value-type="string">
            <text:p text:style-name="Table_20_Contents">+0,6 </text:p>
          </table:table-cell>
          <table:table-cell table:style-name="Tabella1.A1" office:value-type="string">
            <text:p text:style-name="Table_20_Contents">115</text:p>
          </table:table-cell>
        </table:table-row>
        <table:table-row>
          <table:table-cell table:style-name="Tabella1.A1" office:value-type="string">
            <text:p text:style-name="Table_20_Contents">+1,0 </text:p>
          </table:table-cell>
          <table:table-cell table:style-name="Tabella1.A1" office:value-type="string">
            <text:p text:style-name="Table_20_Contents">121</text:p>
          </table:table-cell>
        </table:table-row>
        <table:table-row>
          <table:table-cell table:style-name="Tabella1.A1" office:value-type="string">
            <text:p text:style-name="Table_20_Contents">+1,5 </text:p>
          </table:table-cell>
          <table:table-cell table:style-name="Tabella1.A1" office:value-type="string">
            <text:p text:style-name="Table_20_Contents">128</text:p>
          </table:table-cell>
        </table:table-row>
        <table:table-row>
          <table:table-cell table:style-name="Tabella1.A1" office:value-type="string">
            <text:p text:style-name="Table_20_Contents">+2,0 </text:p>
          </table:table-cell>
          <table:table-cell table:style-name="Tabella1.A1" office:value-type="string">
            <text:p text:style-name="Table_20_Contents">134</text:p>
            <text:p text:style-name="Table_20_Contents"/>
          </table:table-cell>
        </table:table-row>
      </table:table>
      <text:p text:style-name="Text_20_body"/>
      <text:p text:style-name="P3">For volumes less than a liter the time of</text:p>
      <text:p text:style-name="P3">sterilization (at 121 ° C) is 15 minutes. Indeed for one</text:p>
      <text:p text:style-name="P3">complete sterilization, the entire volume should be displayed for 15</text:p>
      <text:p text:style-name="P3">minutes. For higher volumes the times need to be increased,</text:p>
      <text:p text:style-name="P3">especially for agar soils where heat penetrates</text:p>
      <text:p text:style-name="P3">slower. It is advisable to sterilize the soils in</text:p>
      <text:p text:style-name="P3">small aliquots and in containers never containing more than 1/2 or</text:p>
      <text:p text:style-name="P3">1/3 of their volume.</text:p>
      <text:p text:style-name="P3"/>
      <text:p text:style-name="P3">By filtration</text:p>
      <text:p text:style-name="P3"/>
      <text:p text:style-name="P3">Some culture media, sugar solutions, of</text:p>
      <text:p text:style-name="P3">antibiotics and all thermolabile substances in general not</text:p>
      <text:p text:style-name="P3">can be sterilized in an autoclave. There are filters of</text:p>
      <text:p text:style-name="P3">cellulose, of compressed glass and porcelain that come</text:p>
      <text:p text:style-name="P3">mounted on syringes or on special steel devices for the</text:p>
      <text:p text:style-name="P3">vacuum filt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0S</meta:editing-duration>
    <meta:editing-cycles>3</meta:editing-cycles>
    <meta:generator>LibreOffice/5.0.2.2$Windows_x86 LibreOffice_project/37b43f919e4de5eeaca9b9755ed688758a8251fe</meta:generator>
    <dc:date>2019-03-26T03:17:38.296000000</dc:date>
    <meta:document-statistic meta:table-count="1" meta:image-count="0" meta:object-count="0" meta:page-count="1" meta:paragraph-count="35" meta:word-count="169" meta:character-count="1024" meta:non-whitespace-character-count="884"/>
    <meta:user-defined meta:name="Info 1"/>
    <meta:user-defined meta:name="Info 2"/>
    <meta:user-defined meta:name="Info 3"/>
    <meta:user-defined meta:name="Info 4"/>
  </office:meta>
</office:document-meta>
</file>